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526cm" fo:min-width="3.039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217cm" fo:min-width="1.942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526cm" fo:min-width="1.36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51cm" fo:min-width="1.7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1.792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svg:stroke-width="0.1cm" svg:stroke-color="#ff6633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609cm" fo:min-width="1.423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1cm" svg:stroke-color="#6b4794" draw:marker-start-width="0cm" draw:marker-end="Arrow" draw:marker-end-width="0.3cm" draw:textarea-horizontal-align="center" draw:textarea-vertical-align="middle" fo:padding-top="0.175cm" fo:padding-bottom="0.175cm" fo:padding-left="0.3cm" fo:padding-right="0.3cm" draw:shadow="visible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0.214cm" fo:padding-top="0.175cm" fo:padding-bottom="0.175cm" fo:padding-left="0.3cm" fo:padding-right="0.3cm" draw:shadow="visible" draw:shadow-offset-x="0.1cm" draw:shadow-offset-y="0.1cm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52cm" fo:min-width="2.129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94cm" fo:min-width="1.213cm" fo:padding-top="0.175cm" fo:padding-bottom="0.175cm" fo:padding-left="0.3cm" fo:padding-right="0.3cm" draw:shadow="visible" draw:shadow-offset-x="0.1cm" draw:shadow-offset-y="0.1cm" draw:shadow-opacity="100%"/>
    </style:style>
    <style:style style:name="gr14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15" style:family="graphic" style:parent-style-name="standard">
      <style:graphic-properties svg:stroke-color="#00ae00" draw:textarea-horizontal-align="center" draw:textarea-vertical-align="middle" draw:shadow-color="#00ae00"/>
    </style:style>
    <style:style style:name="gr16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7" style:family="graphic" style:parent-style-name="standard">
      <style:graphic-properties svg:stroke-color="#0084d1" draw:textarea-horizontal-align="center" draw:textarea-vertical-align="middle" draw:shadow-color="#0084d1"/>
    </style:style>
    <style:style style:name="gr18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9" style:family="graphic" style:parent-style-name="standard">
      <style:graphic-properties svg:stroke-color="#800080" draw:textarea-horizontal-align="center" draw:textarea-vertical-align="middle" draw:shadow-color="#6b4794"/>
    </style:style>
    <style:style style:name="gr20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1" style:family="graphic" style:parent-style-name="standard">
      <style:graphic-properties svg:stroke-color="#ff6633" draw:textarea-horizontal-align="center" draw:textarea-vertical-align="middle" draw:shadow-color="#ff6633"/>
    </style:style>
    <style:style style:name="gr2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93cm" fo:min-width="1.361cm" fo:padding-top="0.175cm" fo:padding-bottom="0.175cm" fo:padding-left="0.3cm" fo:padding-right="0.3cm" draw:shadow="visible" draw:shadow-offset-x="0.1cm" draw:shadow-offset-y="0.1cm" draw:shadow-opacity="100%"/>
    </style:style>
    <style:style style:name="gr23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P1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2" style:family="paragraph">
      <style:paragraph-properties fo:margin-left="0cm" fo:margin-right="0cm" fo:text-indent="0cm"/>
      <style:text-properties fo:color="#00ae00" fo:font-size="9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0084d1" fo:font-size="9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end" fo:text-indent="0cm">
        <style:tab-stops/>
      </style:paragraph-properties>
      <style:text-properties fo:font-size="6pt"/>
    </style:style>
    <style:style style:name="P7" style:family="paragraph">
      <style:paragraph-properties fo:margin-left="0cm" fo:margin-right="0cm" fo:text-align="end" fo:text-indent="0cm">
        <style:tab-stops/>
      </style:paragraph-properties>
      <style:text-properties fo:color="#6b4794" fo:font-size="6pt" style:font-size-asian="12pt" style:font-size-complex="12pt"/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00ae00" fo:font-size="6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6633" fo:font-size="9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text-indent="0cm"/>
      <style:text-properties fo:font-size="7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size="7pt" fo:font-style="italic" style:font-size-asian="18pt" style:font-size-complex="18pt"/>
    </style:style>
    <style:style style:name="P12" style:family="paragraph">
      <style:paragraph-properties fo:margin-left="0cm" fo:margin-right="0cm" fo:text-align="end" fo:text-indent="0cm">
        <style:tab-stops/>
      </style:paragraph-properties>
      <style:text-properties fo:color="#0084d1" fo:font-size="6pt" style:font-size-asian="12pt" style:font-size-complex="12pt"/>
    </style:style>
    <style:style style:name="P13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color="#ff6633" fo:font-weight="bold" style:font-weight-asian="bold" style:font-weight-complex="bold"/>
    </style:style>
    <style:style style:name="T4" style:family="text">
      <style:text-properties fo:color="#00ae00" style:font-size-asian="12pt" style:font-size-complex="12pt"/>
    </style:style>
    <style:style style:name="T5" style:family="text">
      <style:text-properties fo:color="#0084d1" style:font-size-asian="12pt" style:font-size-complex="12pt"/>
    </style:style>
    <style:style style:name="T6" style:family="text">
      <style:text-properties fo:color="#6b4794" fo:font-weight="bold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color="#6b4794" style:font-size-asian="12pt" style:font-size-complex="12pt"/>
    </style:style>
    <style:style style:name="T9" style:family="text">
      <style:text-properties fo:color="#ff6633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639cm" svg:height="1.181cm" svg:x="-0.163cm" svg:y="4.195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3" draw:layer="layout" svg:width="3.823cm" svg:height="0.959cm" svg:x="3.055cm" svg:y="4.009cm">
          <text:p text:style-name="P3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23cm" svg:height="1.016cm" svg:x="3.055cm" svg:y="2.757cm">
          <text:p text:style-name="P3">busin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23cm" svg:height="1.121cm" svg:x="3.055cm" svg:y="1.439cm">
          <text:p text:style-name="P3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23cm" svg:height="1.015cm" svg:x="3.055cm" svg:y="0.188cm">
          <text:p text:style-name="P3">pres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02cm" svg:height="0.677cm" svg:x="4.259cm" svg:y="5.19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2.753cm" svg:height="0.766cm" svg:x="-0.152cm" svg:y="2.652cm">
          <draw:text-box>
            <text:p text:style-name="P1"><text:span text:style-name="T2">Service Model</text:span></text:p>
          </draw:text-box>
        </draw:frame>
        <draw:frame draw:style-name="gr5" draw:text-style-name="P5" draw:layer="layout" svg:width="2.621cm" svg:height="1.181cm" svg:x="-0.179cm" svg:y="0.886cm">
          <draw:text-box>
            <text:p text:style-name="P1"><text:span text:style-name="T3">Presentation</text:span><text:span text:style-name="T2"> </text:span></text:p>
            <text:p text:style-name="P1"><text:span text:style-name="T3">Model</text:span></text:p>
          </draw:text-box>
        </draw:frame>
        <draw:frame draw:style-name="gr6" draw:text-style-name="P7" draw:layer="layout" svg:width="2.494cm" svg:height="1.419cm" svg:x="4.54cm" svg:y="2.436cm">
          <draw:text-box>
            <text:p text:style-name="P6"><text:span text:style-name="T4"/></text:p>
            <text:p text:style-name="P6"><text:span text:style-name="T4"/></text:p>
            <text:p text:style-name="P6"><text:span text:style-name="T5">Business Services</text:span></text:p>
            <text:p text:style-name="P6"><text:span text:style-name="T5">Spring configuration</text:span></text:p>
          </draw:text-box>
        </draw:frame>
        <draw:frame draw:style-name="gr7" draw:text-style-name="P8" draw:layer="layout" svg:width="2.571cm" svg:height="1.266cm" svg:x="4.407cm" svg:y="3.84cm">
          <draw:text-box>
            <text:p text:style-name="P6"><text:span text:style-name="T4">Data Access Objects</text:span></text:p>
            <text:p text:style-name="P6"><text:span text:style-name="T4">Spring configuration</text:span></text:p>
            <text:p text:style-name="P6"><text:span text:style-name="T4">Hibernate mappings</text:span></text:p>
          </draw:text-box>
        </draw:frame>
        <draw:line draw:style-name="gr8" draw:text-style-name="P4" draw:layer="layout" svg:x1="1.378cm" svg:y1="0.684cm" svg:x2="2.718cm" svg:y2="0.684cm">
          <text:p/>
        </draw:line>
        <draw:frame draw:style-name="gr9" draw:text-style-name="P9" draw:layer="layout" svg:width="2.689cm" svg:height="1.181cm" svg:x="9.369cm" svg:y="0.434cm">
          <draw:text-box>
            <text:p text:style-name="P1"><text:span text:style-name="T6">DataContract</text:span><text:span text:style-name="T3"> </text:span></text:p>
            <text:p text:style-name="P1"><text:span text:style-name="T6">Model</text:span></text:p>
          </draw:text-box>
        </draw:frame>
        <draw:connector draw:style-name="gr10" draw:text-style-name="P4" draw:layer="layout" draw:type="curve" svg:x1="9.848cm" svg:y1="1.823cm" svg:x2="8.413cm" svg:y2="1.816cm" svg:d="m9848 1823c-1075 0-358-7-1435-7">
          <text:p/>
        </draw:connector>
        <draw:frame draw:style-name="gr11" draw:text-style-name="P11" draw:layer="layout" svg:width="1.676cm" svg:height="0.664cm" svg:x="8.881cm" svg:y="1.22cm">
          <draw:text-box>
            <text:p text:style-name="P10"><text:span text:style-name="T7">generate</text:span></text:p>
          </draw:text-box>
        </draw:frame>
        <draw:frame draw:style-name="gr12" draw:text-style-name="P7" draw:layer="layout" svg:width="2.909cm" svg:height="1.419cm" svg:x="4.059cm" svg:y="1.297cm">
          <draw:text-box>
            <text:p text:style-name="P6"><text:span text:style-name="T8">Data Transfer Object's</text:span></text:p>
            <text:p text:style-name="P6"><text:span text:style-name="T8">DTO Translators</text:span></text:p>
            <text:p text:style-name="P6"><text:span text:style-name="T5">Remote / Local Services</text:span></text:p>
            <text:p text:style-name="P6"><text:span text:style-name="T5">Spring configuration</text:span></text:p>
          </draw:text-box>
        </draw:frame>
        <draw:custom-shape draw:style-name="gr3" draw:text-style-name="P4" draw:layer="layout" svg:width="1.036cm" svg:height="0.342cm" svg:x="4.831cm" svg:y="5.7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2" draw:layer="layout" svg:width="1.813cm" svg:height="1.044cm" svg:x="5.155cm" svg:y="0.344cm">
          <draw:text-box>
            <text:p text:style-name="P6"><text:span text:style-name="T9">Html</text:span></text:p>
            <text:p text:style-name="P6"><text:span text:style-name="T9">Servlets</text:span></text:p>
          </draw:text-box>
        </draw:frame>
        <draw:g>
          <draw:custom-shape draw:style-name="gr14" draw:text-style-name="P13" draw:id="id1" draw:layer="layout" svg:width="0.291cm" svg:height="0.188cm" svg:x="0.038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id="id3" draw:layer="layout" svg:width="0.29cm" svg:height="0.187cm" svg:x="0.198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id="id2" draw:layer="layout" svg:width="0.291cm" svg:height="0.188cm" svg:x="0.484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5" draw:text-style-name="P4" draw:layer="layout" svg:x1="0.329cm" svg:y1="3.793cm" svg:x2="0.484cm" svg:y2="3.793cm" draw:start-shape="id1" draw:start-glue-point="1" draw:end-shape="id2" draw:end-glue-point="3" svg:d="m329 3793h155">
            <text:p/>
          </draw:connector>
          <draw:connector draw:style-name="gr15" draw:text-style-name="P4" draw:layer="layout" svg:x1="0.629cm" svg:y1="3.887cm" svg:x2="0.488cm" svg:y2="4.141cm" draw:start-shape="id2" draw:start-glue-point="2" draw:end-shape="id3" draw:end-glue-point="1" svg:d="m629 3887v254h-141">
            <text:p/>
          </draw:connector>
        </draw:g>
        <draw:g>
          <draw:custom-shape draw:style-name="gr16" draw:text-style-name="P13" draw:id="id4" draw:layer="layout" svg:width="0.291cm" svg:height="0.188cm" svg:x="0.038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id="id6" draw:layer="layout" svg:width="0.29cm" svg:height="0.187cm" svg:x="0.198cm" svg:y="2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id="id5" draw:layer="layout" svg:width="0.291cm" svg:height="0.188cm" svg:x="0.484cm" svg:y="2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4" draw:layer="layout" svg:x1="0.329cm" svg:y1="2.252cm" svg:x2="0.484cm" svg:y2="2.252cm" draw:start-shape="id4" draw:start-glue-point="1" draw:end-shape="id5" draw:end-glue-point="3" svg:d="m329 2252h155">
            <text:p/>
          </draw:connector>
          <draw:connector draw:style-name="gr17" draw:text-style-name="P4" draw:layer="layout" svg:x1="0.629cm" svg:y1="2.346cm" svg:x2="0.488cm" svg:y2="2.6cm" draw:start-shape="id5" draw:start-glue-point="2" draw:end-shape="id6" draw:end-glue-point="1" svg:d="m629 2346v254h-141">
            <text:p/>
          </draw:connector>
        </draw:g>
        <draw:g>
          <draw:custom-shape draw:style-name="gr18" draw:text-style-name="P13" draw:id="id7" draw:layer="layout" svg:width="0.291cm" svg:height="0.187cm" svg:x="8.579cm" svg:y="0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id="id9" draw:layer="layout" svg:width="0.291cm" svg:height="0.188cm" svg:x="8.738cm" svg:y="1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id="id8" draw:layer="layout" svg:width="0.291cm" svg:height="0.187cm" svg:x="9.025cm" svg:y="0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4" draw:layer="layout" svg:x1="8.87cm" svg:y1="0.788cm" svg:x2="9.025cm" svg:y2="0.788cm" draw:start-shape="id7" draw:start-glue-point="1" draw:end-shape="id8" draw:end-glue-point="3" svg:d="m8870 788h155">
            <text:p/>
          </draw:connector>
          <draw:connector draw:style-name="gr19" draw:text-style-name="P4" draw:layer="layout" svg:x1="9.17cm" svg:y1="0.882cm" svg:x2="9.029cm" svg:y2="1.137cm" draw:start-shape="id8" draw:start-glue-point="2" draw:end-shape="id9" draw:end-glue-point="1" svg:d="m9170 882v255h-141">
            <text:p/>
          </draw:connector>
        </draw:g>
        <draw:g>
          <draw:custom-shape draw:style-name="gr20" draw:text-style-name="P13" draw:id="id10" draw:layer="layout" svg:width="0.291cm" svg:height="0.188cm" svg:x="0.038cm" svg:y="0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id="id12" draw:layer="layout" svg:width="0.29cm" svg:height="0.187cm" svg:x="0.198cm" svg:y="0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id="id11" draw:layer="layout" svg:width="0.291cm" svg:height="0.188cm" svg:x="0.484cm" svg:y="0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1" draw:text-style-name="P4" draw:layer="layout" svg:x1="0.329cm" svg:y1="0.51cm" svg:x2="0.484cm" svg:y2="0.51cm" draw:start-shape="id10" draw:start-glue-point="1" draw:end-shape="id11" draw:end-glue-point="3" svg:d="m329 510h155">
            <text:p/>
          </draw:connector>
          <draw:connector draw:style-name="gr21" draw:text-style-name="P4" draw:layer="layout" svg:x1="0.629cm" svg:y1="0.604cm" svg:x2="0.488cm" svg:y2="0.858cm" draw:start-shape="id11" draw:start-glue-point="2" draw:end-shape="id12" draw:end-glue-point="1" svg:d="m629 604v254h-141">
            <text:p/>
          </draw:connector>
        </draw:g>
        <draw:frame draw:style-name="gr11" draw:text-style-name="P11" draw:layer="layout" svg:width="1.882cm" svg:height="0.664cm" svg:x="1.163cm" svg:y="0.124cm">
          <draw:text-box>
            <text:p text:style-name="P10"><text:span text:style-name="T7">generate</text:span></text:p>
          </draw:text-box>
        </draw:frame>
        <draw:custom-shape draw:style-name="gr2" draw:text-style-name="P3" draw:layer="layout" svg:width="3.484cm" svg:height="1.092cm" draw:transform="rotate (1.5707963267946) translate (7.12cm 4.972cm)">
          <text:p text:style-name="P3">doma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2.147cm" svg:height="1.043cm" draw:transform="rotate (1.5707963267946) translate (7.323cm 3.622cm)">
          <draw:text-box>
            <text:p text:style-name="P6"><text:span text:style-name="T4">Domain Classes</text:span></text:p>
            <text:p text:style-name="P6"><text:span text:style-name="T4">Business Rules</text:span></text:p>
          </draw:text-box>
        </draw:frame>
        <draw:line draw:style-name="gr23" draw:text-style-name="P4" draw:layer="layout" svg:x1="1.378cm" svg:y1="2.426cm" svg:x2="2.718cm" svg:y2="2.426cm">
          <text:p/>
        </draw:line>
        <draw:line draw:style-name="gr24" draw:text-style-name="P4" draw:layer="layout" svg:x1="1.378cm" svg:y1="3.967cm" svg:x2="2.718cm" svg:y2="3.967cm">
          <text:p/>
        </draw:line>
        <draw:frame draw:style-name="gr11" draw:text-style-name="P11" draw:layer="layout" svg:width="1.882cm" svg:height="0.664cm" svg:x="1.163cm" svg:y="3.407cm">
          <draw:text-box>
            <text:p text:style-name="P10"><text:span text:style-name="T7">generate</text:span></text:p>
          </draw:text-box>
        </draw:frame>
        <draw:frame draw:style-name="gr11" draw:text-style-name="P11" draw:layer="layout" svg:width="1.882cm" svg:height="0.664cm" svg:x="1.163cm" svg:y="1.866cm">
          <draw:text-box>
            <text:p text:style-name="P10"><text:span text:style-name="T7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date>2009-03-15T00:03:53</dc:date>
    <meta:editing-cycles>74</meta:editing-cycles>
    <meta:editing-duration>PT18H49M5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